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Difficult</text:p>
          </table:table-cell>
          <table:table-cell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Online 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 table:number-rows-repeated="104854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9">11/29/2020</text:date>, <text:time>22:2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29T22:24:48.02</dc:date>
    <dc:creator>Andrew Block</dc:creator>
    <meta:editing-duration>P11DT45M30S</meta:editing-duration>
    <meta:editing-cycles>27</meta:editing-cycles>
    <meta:document-statistic meta:table-count="3" meta:cell-count="91" meta:object-count="0"/>
  </office:meta>
</office:document-meta>
</file>